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29pt"/>
    </style:style>
    <style:style style:name="co3" style:family="table-column">
      <style:table-column-properties fo:break-before="auto" style:column-width="13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hiyo Miyako</text:p>
          </table:table-cell>
          <table:table-cell office:value-type="string" calcext:value-type="string">
            <text:p>F</text:p>
          </table:table-cell>
          <table:table-cell office:value-type="date" office:date-value="1901-05-02" calcext:value-type="date">
            <text:p>1901-05-02</text:p>
          </table:table-cell>
          <table:table-cell office:value-type="string" calcext:value-type="string">
            <text:p>117 years, 65 days</text:p>
          </table:table-cell>
          <table:table-cell office:value-type="string" calcext:value-type="string">
            <text:p>Japan</text:p>
          </table:table-cell>
          <table:table-cell table:formula="of:=([.D$12]-[.D1])/365.2425" office:value-type="float" office:value="117.185157806115" calcext:value-type="float">
            <text:p>117.185157806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ma Morano</text:p>
          </table:table-cell>
          <table:table-cell office:value-type="string" calcext:value-type="string">
            <text:p>F</text:p>
          </table:table-cell>
          <table:table-cell office:value-type="date" office:date-value="1899-11-29" calcext:value-type="date">
            <text:p>1899-11-29</text:p>
          </table:table-cell>
          <table:table-cell office:value-type="string" calcext:value-type="string">
            <text:p>118 years, 221 days</text:p>
          </table:table-cell>
          <table:table-cell office:value-type="string" calcext:value-type="string">
            <text:p>Italy</text:p>
          </table:table-cell>
          <table:table-cell table:formula="of:=([.K$32]-[.K1])/365.2425" office:value-type="float" office:value="116.867560593304" calcext:value-type="float">
            <text:p>116.8675605933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sima Leonora Noel</text:p>
          </table:table-cell>
          <table:table-cell office:value-type="string" calcext:value-type="string">
            <text:p>F</text:p>
          </table:table-cell>
          <table:table-cell office:value-type="date" office:date-value="1901-12-09" calcext:value-type="date">
            <text:p>1901-12-09</text:p>
          </table:table-cell>
          <table:table-cell office:value-type="string" calcext:value-type="string">
            <text:p>116 years, 209 days</text:p>
          </table:table-cell>
          <table:table-cell office:value-type="string" calcext:value-type="string">
            <text:p>Grenada</text:p>
          </table:table-cell>
          <table:table-cell table:formula="of:=([.D$12]-[.D2])/365.2425" office:value-type="float" office:value="116.580080357571" calcext:value-type="float">
            <text:p>116.580080357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olet Brown</text:p>
          </table:table-cell>
          <table:table-cell office:value-type="string" calcext:value-type="string">
            <text:p>F</text:p>
          </table:table-cell>
          <table:table-cell office:value-type="date" office:date-value="1900-03-10" calcext:value-type="date">
            <text:p>1900-03-10</text:p>
          </table:table-cell>
          <table:table-cell office:value-type="string" calcext:value-type="string">
            <text:p>118 years, 120 days</text:p>
          </table:table-cell>
          <table:table-cell office:value-type="string" calcext:value-type="string">
            <text:p>Jamaica[b]</text:p>
          </table:table-cell>
          <table:table-cell table:formula="of:=([.K$32]-[.K2])/365.2425" office:value-type="float" office:value="116.591031985599" calcext:value-type="float">
            <text:p>116.59103198559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rrisile Dervis</text:p>
          </table:table-cell>
          <table:table-cell office:value-type="string" calcext:value-type="string">
            <text:p>F</text:p>
          </table:table-cell>
          <table:table-cell office:value-type="date" office:date-value="1901-12-25" calcext:value-type="date">
            <text:p>1901-12-25</text:p>
          </table:table-cell>
          <table:table-cell office:value-type="string" calcext:value-type="string">
            <text:p>116 years, 193 days</text:p>
          </table:table-cell>
          <table:table-cell office:value-type="string" calcext:value-type="string">
            <text:p>United States[a]</text:p>
          </table:table-cell>
          <table:table-cell table:formula="of:=([.D$12]-[.D3])/365.2425" office:value-type="float" office:value="116.536273845459" calcext:value-type="float">
            <text:p>116.5362738454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bi Tajima</text:p>
          </table:table-cell>
          <table:table-cell office:value-type="string" calcext:value-type="string">
            <text:p>F</text:p>
          </table:table-cell>
          <table:table-cell office:value-type="date" office:date-value="1900-08-04" calcext:value-type="date">
            <text:p>1900-08-04</text:p>
          </table:table-cell>
          <table:table-cell office:value-type="string" calcext:value-type="string">
            <text:p>117 years, 338 days</text:p>
          </table:table-cell>
          <table:table-cell office:value-type="string" calcext:value-type="string">
            <text:p>Japan</text:p>
          </table:table-cell>
          <table:table-cell table:formula="of:=([.K$32]-[.K3])/365.2425" office:value-type="float" office:value="116.188559655571" calcext:value-type="float">
            <text:p>116.18855965557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va Colo</text:p>
          </table:table-cell>
          <table:table-cell office:value-type="string" calcext:value-type="string">
            <text:p>F</text:p>
          </table:table-cell>
          <table:table-cell office:value-type="date" office:date-value="1902-12-22" calcext:value-type="date">
            <text:p>1902-12-22</text:p>
          </table:table-cell>
          <table:table-cell office:value-type="string" calcext:value-type="string">
            <text:p>115 years, 196 days</text:p>
          </table:table-cell>
          <table:table-cell office:value-type="string" calcext:value-type="string">
            <text:p>France (Réunion)</text:p>
          </table:table-cell>
          <table:table-cell table:formula="of:=([.D$12]-[.D4])/365.2425" office:value-type="float" office:value="115.545151508929" calcext:value-type="float">
            <text:p>115.545151508929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iyo Miyako</text:p>
          </table:table-cell>
          <table:table-cell office:value-type="string" calcext:value-type="string">
            <text:p>F</text:p>
          </table:table-cell>
          <table:table-cell office:value-type="date" office:date-value="1901-05-02" calcext:value-type="date">
            <text:p>1901-05-02</text:p>
          </table:table-cell>
          <table:table-cell office:value-type="string" calcext:value-type="string">
            <text:p>117 years, 67 days</text:p>
          </table:table-cell>
          <table:table-cell office:value-type="string" calcext:value-type="string">
            <text:p>Japan</text:p>
          </table:table-cell>
          <table:table-cell table:formula="of:=([.K$32]-[.K4])/365.2425" office:value-type="float" office:value="115.446586856677" calcext:value-type="float">
            <text:p>115.44658685667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ne Tanaka</text:p>
          </table:table-cell>
          <table:table-cell office:value-type="string" calcext:value-type="string">
            <text:p>F</text:p>
          </table:table-cell>
          <table:table-cell office:value-type="date" office:date-value="1903-01-02" calcext:value-type="date">
            <text:p>1903-01-02</text:p>
          </table:table-cell>
          <table:table-cell office:value-type="string" calcext:value-type="string">
            <text:p>115 years, 185 days</text:p>
          </table:table-cell>
          <table:table-cell office:value-type="string" calcext:value-type="string">
            <text:p>Japan</text:p>
          </table:table-cell>
          <table:table-cell table:formula="of:=([.D$12]-[.D5])/365.2425" office:value-type="float" office:value="115.515034531852" calcext:value-type="float">
            <text:p>115.5150345318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a María Vela Rubio</text:p>
          </table:table-cell>
          <table:table-cell office:value-type="string" calcext:value-type="string">
            <text:p>F</text:p>
          </table:table-cell>
          <table:table-cell office:value-type="date" office:date-value="1901-10-29" calcext:value-type="date">
            <text:p>1901-10-29</text:p>
          </table:table-cell>
          <table:table-cell office:value-type="string" calcext:value-type="string">
            <text:p>116 years, 252 days</text:p>
          </table:table-cell>
          <table:table-cell office:value-type="string" calcext:value-type="string">
            <text:p>Spain</text:p>
          </table:table-cell>
          <table:table-cell table:formula="of:=([.K$32]-[.K5])/365.2425" office:value-type="float" office:value="114.953763595419" calcext:value-type="float">
            <text:p>114.9537635954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aria Giuseppa Robucci</text:p>
          </table:table-cell>
          <table:table-cell office:value-type="string" calcext:value-type="string">
            <text:p>F</text:p>
          </table:table-cell>
          <table:table-cell office:value-type="date" office:date-value="1903-03-20" calcext:value-type="date">
            <text:p>1903-03-20</text:p>
          </table:table-cell>
          <table:table-cell office:value-type="string" calcext:value-type="string">
            <text:p>115 years, 108 days</text:p>
          </table:table-cell>
          <table:table-cell office:value-type="string" calcext:value-type="string">
            <text:p>Italy</text:p>
          </table:table-cell>
          <table:table-cell table:formula="of:=([.D$12]-[.D6])/365.2425" office:value-type="float" office:value="115.304215692314" calcext:value-type="float">
            <text:p>115.3042156923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ie Josephine Gaudette</text:p>
          </table:table-cell>
          <table:table-cell office:value-type="string" calcext:value-type="string">
            <text:p>F</text:p>
          </table:table-cell>
          <table:table-cell office:value-type="date" office:date-value="1902-03-25" calcext:value-type="date">
            <text:p>1902-03-25</text:p>
          </table:table-cell>
          <table:table-cell office:value-type="string" calcext:value-type="string">
            <text:p>116 years, 105 days</text:p>
          </table:table-cell>
          <table:table-cell office:value-type="string" calcext:value-type="string">
            <text:p>Italy[c]</text:p>
          </table:table-cell>
          <table:table-cell table:formula="of:=([.K$32]-[.K6])/365.2425" office:value-type="float" office:value="114.551291265392" calcext:value-type="float">
            <text:p>114.5512912653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moe Akiyama</text:p>
          </table:table-cell>
          <table:table-cell office:value-type="string" calcext:value-type="string">
            <text:p>F</text:p>
          </table:table-cell>
          <table:table-cell office:value-type="date" office:date-value="1903-05-19" calcext:value-type="date">
            <text:p>1903-05-19</text:p>
          </table:table-cell>
          <table:table-cell office:value-type="string" calcext:value-type="string">
            <text:p>115 years, 48 days</text:p>
          </table:table-cell>
          <table:table-cell office:value-type="string" calcext:value-type="string">
            <text:p>Japan</text:p>
          </table:table-cell>
          <table:table-cell table:formula="of:=([.D$12]-[.D7])/365.2425" office:value-type="float" office:value="115.139941271895" calcext:value-type="float">
            <text:p>115.139941271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ukie Hino</text:p>
          </table:table-cell>
          <table:table-cell office:value-type="string" calcext:value-type="string">
            <text:p>F</text:p>
          </table:table-cell>
          <table:table-cell office:value-type="date" office:date-value="1902-04-17" calcext:value-type="date">
            <text:p>1902-04-17</text:p>
          </table:table-cell>
          <table:table-cell office:value-type="string" calcext:value-type="string">
            <text:p>116 years, 82 days</text:p>
          </table:table-cell>
          <table:table-cell office:value-type="string" calcext:value-type="string">
            <text:p>Japan</text:p>
          </table:table-cell>
          <table:table-cell table:formula="of:=([.K$32]-[.K7])/365.2425" office:value-type="float" office:value="114.488319404231" calcext:value-type="float">
            <text:p>114.4883194042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Olga Yvonne Agar</text:p>
          </table:table-cell>
          <table:table-cell office:value-type="string" calcext:value-type="string">
            <text:p>F</text:p>
          </table:table-cell>
          <table:table-cell office:value-type="date" office:date-value="1903-06-28" calcext:value-type="date">
            <text:p>1903-06-28</text:p>
          </table:table-cell>
          <table:table-cell office:value-type="string" calcext:value-type="string">
            <text:p>115 years, 8 days</text:p>
          </table:table-cell>
          <table:table-cell office:value-type="string" calcext:value-type="string">
            <text:p>Mauritius</text:p>
          </table:table-cell>
          <table:table-cell table:formula="of:=([.D$12]-[.D8])/365.2425" office:value-type="float" office:value="115.030424991615" calcext:value-type="float">
            <text:p>115.0304249916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useppina Projetto</text:p>
          </table:table-cell>
          <table:table-cell office:value-type="string" calcext:value-type="string">
            <text:p>F</text:p>
          </table:table-cell>
          <table:table-cell office:value-type="date" office:date-value="1902-05-30" calcext:value-type="date">
            <text:p>1902-05-30</text:p>
          </table:table-cell>
          <table:table-cell office:value-type="string" calcext:value-type="string">
            <text:p>116 years, 39 days</text:p>
          </table:table-cell>
          <table:table-cell office:value-type="string" calcext:value-type="string">
            <text:p>Italy</text:p>
          </table:table-cell>
          <table:table-cell table:formula="of:=([.K$32]-[.K8])/365.2425" office:value-type="float" office:value="114.370589402931" calcext:value-type="float">
            <text:p>114.3705894029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gdalena Oliver Gabarro</text:p>
          </table:table-cell>
          <table:table-cell office:value-type="string" calcext:value-type="string">
            <text:p>F</text:p>
          </table:table-cell>
          <table:table-cell office:value-type="date" office:date-value="1903-10-31" calcext:value-type="date">
            <text:p>1903-10-31</text:p>
          </table:table-cell>
          <table:table-cell office:value-type="string" calcext:value-type="string">
            <text:p>114 years, 248 days</text:p>
          </table:table-cell>
          <table:table-cell office:value-type="string" calcext:value-type="string">
            <text:p>Spain</text:p>
          </table:table-cell>
          <table:table-cell table:formula="of:=([.D$12]-[.D9])/365.2425" office:value-type="float" office:value="114.688186615742" calcext:value-type="float">
            <text:p>114.6881866157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ele Dunlap</text:p>
          </table:table-cell>
          <table:table-cell office:value-type="string" calcext:value-type="string">
            <text:p>F</text:p>
          </table:table-cell>
          <table:table-cell office:value-type="date" office:date-value="1902-12-12" calcext:value-type="date">
            <text:p>1902-12-12</text:p>
          </table:table-cell>
          <table:table-cell office:value-type="string" calcext:value-type="string">
            <text:p>115 years, 208 days</text:p>
          </table:table-cell>
          <table:table-cell office:value-type="string" calcext:value-type="string">
            <text:p>United States</text:p>
          </table:table-cell>
          <table:table-cell table:formula="of:=([.K$32]-[.K9])/365.2425" office:value-type="float" office:value="113.833959629561" calcext:value-type="float">
            <text:p>113.8339596295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Lucile Randon</text:p>
          </table:table-cell>
          <table:table-cell office:value-type="string" calcext:value-type="string">
            <text:p>F</text:p>
          </table:table-cell>
          <table:table-cell office:value-type="date" office:date-value="1904-02-11" calcext:value-type="date">
            <text:p>1904-02-11</text:p>
          </table:table-cell>
          <table:table-cell office:value-type="string" calcext:value-type="string">
            <text:p>114 years, 145 days</text:p>
          </table:table-cell>
          <table:table-cell office:value-type="string" calcext:value-type="string">
            <text:p>France</text:p>
          </table:table-cell>
          <table:table-cell table:formula="of:=([.D$12]-[.D10])/365.2425" office:value-type="float" office:value="114.406182194022" calcext:value-type="float">
            <text:p>114.406182194022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Kane Tanaka</text:p>
          </table:table-cell>
          <table:table-cell office:value-type="string" calcext:value-type="string">
            <text:p>F</text:p>
          </table:table-cell>
          <table:table-cell office:value-type="date" office:date-value="1903-01-02" calcext:value-type="date">
            <text:p>1903-01-02</text:p>
          </table:table-cell>
          <table:table-cell office:value-type="string" calcext:value-type="string">
            <text:p>115 years, 187 days</text:p>
          </table:table-cell>
          <table:table-cell office:value-type="string" calcext:value-type="string">
            <text:p>Japan</text:p>
          </table:table-cell>
          <table:table-cell table:formula="of:=([.K$32]-[.K10])/365.2425" office:value-type="float" office:value="113.776463582414" calcext:value-type="float">
            <text:p>113.776463582414</text:p>
          </table:table-cell>
          <table:table-cell/>
          <table:table-cell table:formula="of:=AVERAGE([.N1:.N10])" office:value-type="float" office:value="115.10681259711" calcext:value-type="float">
            <text:p>115.1068125971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Maria Giuseppa Robucci</text:p>
          </table:table-cell>
          <table:table-cell office:value-type="string" calcext:value-type="string">
            <text:p>F</text:p>
          </table:table-cell>
          <table:table-cell office:value-type="date" office:date-value="1903-03-20" calcext:value-type="date">
            <text:p>1903-03-20</text:p>
          </table:table-cell>
          <table:table-cell office:value-type="string" calcext:value-type="string">
            <text:p>115 years, 110 days</text:p>
          </table:table-cell>
          <table:table-cell office:value-type="string" calcext:value-type="string">
            <text:p>Italy</text:p>
          </table:table-cell>
          <table:table-cell table:formula="of:=([.K$32]-[.K11])/365.2425" office:value-type="float" office:value="113.565644742876" calcext:value-type="float">
            <text:p>113.5656447428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18-07-08" calcext:value-type="date">
            <text:p>2018-07-08</text:p>
          </table:table-cell>
          <table:table-cell table:number-columns-repeated="2"/>
          <table:table-cell table:formula="of:=AVERAGE([.G1:.G10])" office:value-type="float" office:value="115.593064881551" calcext:value-type="float">
            <text:p>115.5930648815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o Nakamura</text:p>
          </table:table-cell>
          <table:table-cell office:value-type="string" calcext:value-type="string">
            <text:p>F</text:p>
          </table:table-cell>
          <table:table-cell office:value-type="date" office:date-value="1903-04-23" calcext:value-type="date">
            <text:p>1903-04-23</text:p>
          </table:table-cell>
          <table:table-cell office:value-type="string" calcext:value-type="string">
            <text:p>115 years, 76 days</text:p>
          </table:table-cell>
          <table:table-cell office:value-type="string" calcext:value-type="string">
            <text:p>Japan</text:p>
          </table:table-cell>
          <table:table-cell table:formula="of:=([.K$32]-[.K12])/365.2425" office:value-type="float" office:value="113.472555904639" calcext:value-type="float">
            <text:p>113.4725559046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Meta Dishman</text:p>
          </table:table-cell>
          <table:table-cell office:value-type="string" calcext:value-type="string">
            <text:p>F</text:p>
          </table:table-cell>
          <table:table-cell office:value-type="date" office:date-value="1903-06-01" calcext:value-type="date">
            <text:p>1903-06-01</text:p>
          </table:table-cell>
          <table:table-cell office:value-type="string" calcext:value-type="string">
            <text:p>115 years, 37 days</text:p>
          </table:table-cell>
          <table:table-cell office:value-type="string" calcext:value-type="string">
            <text:p>United States</text:p>
          </table:table-cell>
          <table:table-cell table:formula="of:=([.K$32]-[.K13])/365.2425" office:value-type="float" office:value="113.365777531366" calcext:value-type="float">
            <text:p>113.3657775313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Olga Yvonne Agar</text:p>
          </table:table-cell>
          <table:table-cell office:value-type="string" calcext:value-type="string">
            <text:p>F</text:p>
          </table:table-cell>
          <table:table-cell office:value-type="date" office:date-value="1903-06-28" calcext:value-type="date">
            <text:p>1903-06-28</text:p>
          </table:table-cell>
          <table:table-cell office:value-type="string" calcext:value-type="string">
            <text:p>115 years, 10 days</text:p>
          </table:table-cell>
          <table:table-cell office:value-type="string" calcext:value-type="string">
            <text:p>Mauritius</text:p>
          </table:table-cell>
          <table:table-cell table:formula="of:=([.K$32]-[.K14])/365.2425" office:value-type="float" office:value="113.291854042177" calcext:value-type="float">
            <text:p>113.2918540421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Alida Victória Grubba Rudge</text:p>
          </table:table-cell>
          <table:table-cell office:value-type="string" calcext:value-type="string">
            <text:p>F</text:p>
          </table:table-cell>
          <table:table-cell office:value-type="date" office:date-value="1903-07-10" calcext:value-type="date">
            <text:p>1903-07-10</text:p>
          </table:table-cell>
          <table:table-cell office:value-type="string" calcext:value-type="string">
            <text:p>114 years, 363 days</text:p>
          </table:table-cell>
          <table:table-cell office:value-type="string" calcext:value-type="string">
            <text:p>Brazil</text:p>
          </table:table-cell>
          <table:table-cell table:formula="of:=([.K$32]-[.K15])/365.2425" office:value-type="float" office:value="113.258999158094" calcext:value-type="float">
            <text:p>113.2589991580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Tae Ito</text:p>
          </table:table-cell>
          <table:table-cell office:value-type="string" calcext:value-type="string">
            <text:p>F</text:p>
          </table:table-cell>
          <table:table-cell office:value-type="date" office:date-value="1903-07-11" calcext:value-type="date">
            <text:p>1903-07-11</text:p>
          </table:table-cell>
          <table:table-cell office:value-type="string" calcext:value-type="string">
            <text:p>114 years, 362 days</text:p>
          </table:table-cell>
          <table:table-cell office:value-type="string" calcext:value-type="string">
            <text:p>Japan</text:p>
          </table:table-cell>
          <table:table-cell table:formula="of:=([.K$32]-[.K16])/365.2425" office:value-type="float" office:value="113.256261251087" calcext:value-type="float">
            <text:p>113.2562612510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Shizue Nagata</text:p>
          </table:table-cell>
          <table:table-cell office:value-type="string" calcext:value-type="string">
            <text:p>F</text:p>
          </table:table-cell>
          <table:table-cell office:value-type="date" office:date-value="1903-07-25" calcext:value-type="date">
            <text:p>1903-07-25</text:p>
          </table:table-cell>
          <table:table-cell office:value-type="string" calcext:value-type="string">
            <text:p>114 years, 348 days</text:p>
          </table:table-cell>
          <table:table-cell office:value-type="string" calcext:value-type="string">
            <text:p>Japan</text:p>
          </table:table-cell>
          <table:table-cell table:formula="of:=([.K$32]-[.K17])/365.2425" office:value-type="float" office:value="113.217930552989" calcext:value-type="float">
            <text:p>113.2179305529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Honorine Rondello</text:p>
          </table:table-cell>
          <table:table-cell office:value-type="string" calcext:value-type="string">
            <text:p>F</text:p>
          </table:table-cell>
          <table:table-cell office:value-type="date" office:date-value="1903-07-28" calcext:value-type="date">
            <text:p>1903-07-28</text:p>
          </table:table-cell>
          <table:table-cell office:value-type="string" calcext:value-type="string">
            <text:p>114 years, 345 days</text:p>
          </table:table-cell>
          <table:table-cell office:value-type="string" calcext:value-type="string">
            <text:p>France</text:p>
          </table:table-cell>
          <table:table-cell table:formula="of:=([.K$32]-[.K18])/365.2425" office:value-type="float" office:value="113.209716831968" calcext:value-type="float">
            <text:p>113.2097168319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Delphine Gibson</text:p>
          </table:table-cell>
          <table:table-cell office:value-type="string" calcext:value-type="string">
            <text:p>F</text:p>
          </table:table-cell>
          <table:table-cell office:value-type="date" office:date-value="1903-08-17" calcext:value-type="date">
            <text:p>1903-08-17</text:p>
          </table:table-cell>
          <table:table-cell office:value-type="string" calcext:value-type="string">
            <text:p>114 years, 325 days</text:p>
          </table:table-cell>
          <table:table-cell office:value-type="string" calcext:value-type="string">
            <text:p>United States</text:p>
          </table:table-cell>
          <table:table-cell table:formula="of:=([.K$32]-[.K19])/365.2425" office:value-type="float" office:value="113.154958691828" calcext:value-type="float">
            <text:p>113.1549586918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Ila Jones</text:p>
          </table:table-cell>
          <table:table-cell office:value-type="string" calcext:value-type="string">
            <text:p>F</text:p>
          </table:table-cell>
          <table:table-cell office:value-type="date" office:date-value="1903-08-21" calcext:value-type="date">
            <text:p>1903-08-21</text:p>
          </table:table-cell>
          <table:table-cell office:value-type="string" calcext:value-type="string">
            <text:p>114 years, 321 days</text:p>
          </table:table-cell>
          <table:table-cell office:value-type="string" calcext:value-type="string">
            <text:p>United States</text:p>
          </table:table-cell>
          <table:table-cell table:formula="of:=([.K$32]-[.K20])/365.2425" office:value-type="float" office:value="113.1440070638" calcext:value-type="float">
            <text:p>113.14400706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Hatsuno Goto</text:p>
          </table:table-cell>
          <table:table-cell office:value-type="string" calcext:value-type="string">
            <text:p>F</text:p>
          </table:table-cell>
          <table:table-cell office:value-type="date" office:date-value="1903-09-01" calcext:value-type="date">
            <text:p>1903-09-01</text:p>
          </table:table-cell>
          <table:table-cell office:value-type="string" calcext:value-type="string">
            <text:p>114 years, 310 days</text:p>
          </table:table-cell>
          <table:table-cell office:value-type="string" calcext:value-type="string">
            <text:p>Japan</text:p>
          </table:table-cell>
          <table:table-cell table:formula="of:=([.K$32]-[.K21])/365.2425" office:value-type="float" office:value="113.113890086723" calcext:value-type="float">
            <text:p>113.1138900867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Yisrael Kristal</text:p>
          </table:table-cell>
          <table:table-cell office:value-type="string" calcext:value-type="string">
            <text:p>M</text:p>
          </table:table-cell>
          <table:table-cell office:value-type="date" office:date-value="1903-09-15" calcext:value-type="date">
            <text:p>1903-09-15</text:p>
          </table:table-cell>
          <table:table-cell office:value-type="string" calcext:value-type="string">
            <text:p>114 years, 296 days</text:p>
          </table:table-cell>
          <table:table-cell office:value-type="string" calcext:value-type="string">
            <text:p>Israel[d]</text:p>
          </table:table-cell>
          <table:table-cell table:formula="of:=([.K$32]-[.K22])/365.2425" office:value-type="float" office:value="113.075559388625" calcext:value-type="float">
            <text:p>113.0755593886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Tane Shimada</text:p>
          </table:table-cell>
          <table:table-cell office:value-type="string" calcext:value-type="string">
            <text:p>F</text:p>
          </table:table-cell>
          <table:table-cell office:value-type="date" office:date-value="1903-09-25" calcext:value-type="date">
            <text:p>1903-09-25</text:p>
          </table:table-cell>
          <table:table-cell office:value-type="string" calcext:value-type="string">
            <text:p>114 years, 286 days</text:p>
          </table:table-cell>
          <table:table-cell office:value-type="string" calcext:value-type="string">
            <text:p>Japan</text:p>
          </table:table-cell>
          <table:table-cell table:formula="of:=([.K$32]-[.K23])/365.2425" office:value-type="float" office:value="113.048180318555" calcext:value-type="float">
            <text:p>113.0481803185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string" calcext:value-type="string">
            <text:p>Hazel Campbell</text:p>
          </table:table-cell>
          <table:table-cell office:value-type="string" calcext:value-type="string">
            <text:p>F</text:p>
          </table:table-cell>
          <table:table-cell office:value-type="date" office:date-value="1903-12-07" calcext:value-type="date">
            <text:p>1903-12-07</text:p>
          </table:table-cell>
          <table:table-cell office:value-type="string" calcext:value-type="string">
            <text:p>114 years, 213 days</text:p>
          </table:table-cell>
          <table:table-cell office:value-type="string" calcext:value-type="string">
            <text:p>United States[e]</text:p>
          </table:table-cell>
          <table:table-cell table:formula="of:=([.K$32]-[.K24])/365.2425" office:value-type="float" office:value="112.848313107045" calcext:value-type="float">
            <text:p>112.8483131070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Tameko Shijo</text:p>
          </table:table-cell>
          <table:table-cell office:value-type="string" calcext:value-type="string">
            <text:p>F</text:p>
          </table:table-cell>
          <table:table-cell office:value-type="date" office:date-value="1904-01-01" calcext:value-type="date">
            <text:p>1904-01-01</text:p>
          </table:table-cell>
          <table:table-cell office:value-type="string" calcext:value-type="string">
            <text:p>114 years, 188 days</text:p>
          </table:table-cell>
          <table:table-cell office:value-type="string" calcext:value-type="string">
            <text:p>United States[f]</text:p>
          </table:table-cell>
          <table:table-cell table:formula="of:=([.K$32]-[.K25])/365.2425" office:value-type="float" office:value="112.779865431871" calcext:value-type="float">
            <text:p>112.7798654318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Anonymous of Chiba</text:p>
          </table:table-cell>
          <table:table-cell office:value-type="string" calcext:value-type="string">
            <text:p>F</text:p>
          </table:table-cell>
          <table:table-cell office:value-type="date" office:date-value="1904-01-12" calcext:value-type="date">
            <text:p>1904-01-12</text:p>
          </table:table-cell>
          <table:table-cell office:value-type="string" calcext:value-type="string">
            <text:p>114 years, 177 days</text:p>
          </table:table-cell>
          <table:table-cell office:value-type="string" calcext:value-type="string">
            <text:p>Japan</text:p>
          </table:table-cell>
          <table:table-cell table:formula="of:=([.K$32]-[.K26])/365.2425" office:value-type="float" office:value="112.749748454794" calcext:value-type="float">
            <text:p>112.7497484547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Kuma Kobayashi</text:p>
          </table:table-cell>
          <table:table-cell office:value-type="string" calcext:value-type="string">
            <text:p>F</text:p>
          </table:table-cell>
          <table:table-cell office:value-type="date" office:date-value="1904-02-08" calcext:value-type="date">
            <text:p>1904-02-08</text:p>
          </table:table-cell>
          <table:table-cell office:value-type="string" calcext:value-type="string">
            <text:p>114 years, 150 days</text:p>
          </table:table-cell>
          <table:table-cell office:value-type="string" calcext:value-type="string">
            <text:p>Japan</text:p>
          </table:table-cell>
          <table:table-cell table:formula="of:=([.K$32]-[.K27])/365.2425" office:value-type="float" office:value="112.675824965605" calcext:value-type="float">
            <text:p>112.6758249656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Lucile Randon</text:p>
          </table:table-cell>
          <table:table-cell office:value-type="string" calcext:value-type="string">
            <text:p>F</text:p>
          </table:table-cell>
          <table:table-cell office:value-type="date" office:date-value="1904-02-11" calcext:value-type="date">
            <text:p>1904-02-11</text:p>
          </table:table-cell>
          <table:table-cell office:value-type="string" calcext:value-type="string">
            <text:p>114 years, 147 days</text:p>
          </table:table-cell>
          <table:table-cell office:value-type="string" calcext:value-type="string">
            <text:p>France</text:p>
          </table:table-cell>
          <table:table-cell table:formula="of:=([.K$32]-[.K28])/365.2425" office:value-type="float" office:value="112.667611244584" calcext:value-type="float">
            <text:p>112.6676112445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Tsurue Amou</text:p>
          </table:table-cell>
          <table:table-cell office:value-type="string" calcext:value-type="string">
            <text:p>F</text:p>
          </table:table-cell>
          <table:table-cell office:value-type="date" office:date-value="1904-03-01" calcext:value-type="date">
            <text:p>1904-03-01</text:p>
          </table:table-cell>
          <table:table-cell office:value-type="string" calcext:value-type="string">
            <text:p>114 years, 129 days</text:p>
          </table:table-cell>
          <table:table-cell office:value-type="string" calcext:value-type="string">
            <text:p>Japan</text:p>
          </table:table-cell>
          <table:table-cell table:formula="of:=([.K$32]-[.K29])/365.2425" office:value-type="float" office:value="112.615591011451" calcext:value-type="float">
            <text:p>112.6155910114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Luzia Mohrs</text:p>
          </table:table-cell>
          <table:table-cell office:value-type="string" calcext:value-type="string">
            <text:p>F</text:p>
          </table:table-cell>
          <table:table-cell office:value-type="date" office:date-value="1904-03-23" calcext:value-type="date">
            <text:p>1904-03-23</text:p>
          </table:table-cell>
          <table:table-cell office:value-type="string" calcext:value-type="string">
            <text:p>114 years, 107 days</text:p>
          </table:table-cell>
          <table:table-cell office:value-type="string" calcext:value-type="string">
            <text:p>Brazil[g]</text:p>
          </table:table-cell>
          <table:table-cell table:formula="of:=([.K$32]-[.K30])/365.2425" office:value-type="float" office:value="112.555357057298" calcext:value-type="float">
            <text:p>112.555357057298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date" office:date-value="2016-10-11" calcext:value-type="date">
            <text:p>2016-10-11</text:p>
          </table:table-cell>
          <table:table-cell table:number-columns-repeated="2"/>
          <table:table-cell table:formula="of:=AVERAGE([.N1:.N30])" office:value-type="float" office:value="113.737859093616" calcext:value-type="float">
            <text:p>113.737859093616</text:p>
          </table:table-cell>
          <table:table-cell table:number-columns-repeated="2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 style:data-style-name="N2" text:time-value="16:15:03.335202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3:24:04.015227517</meta:creation-date>
    <dc:date>2018-07-08T16:38:58.069721967</dc:date>
    <meta:editing-duration>PT1H49M56S</meta:editing-duration>
    <meta:editing-cycles>2</meta:editing-cycles>
    <meta:generator>LibreOffice/6.0.3.2$Linux_X86_64 LibreOffice_project/00m0$Build-2</meta:generator>
    <meta:document-statistic meta:table-count="1" meta:cell-count="285" meta:object-count="0"/>
  </office:meta>
</office:document-meta>
</file>